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MS Mincho" svg:font-family="'MS Mincho', 'ＭＳ 明朝'"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8.581cm" table:align="center" style:writing-mode="lr-tb"/>
    </style:style>
    <style:style style:name="Table1.A" style:family="table-column">
      <style:table-column-properties style:column-width="1.27cm"/>
    </style:style>
    <style:style style:name="Table1.B" style:family="table-column">
      <style:table-column-properties style:column-width="4.128cm"/>
    </style:style>
    <style:style style:name="Table1.C" style:family="table-column">
      <style:table-column-properties style:column-width="1.588cm"/>
    </style:style>
    <style:style style:name="Table1.D" style:family="table-column">
      <style:table-column-properties style:column-width="1.596cm"/>
    </style:style>
    <style:style style:name="Table1.1" style:family="table-row">
      <style:table-row-properties style:min-row-height="0.423cm" fo:keep-together="always"/>
    </style:style>
    <style:style style:name="Table1.A1" style:family="table-cell">
      <style:table-cell-properties style:vertical-align="middle" fo:padding-left="0.191cm" fo:padding-right="0.191cm" fo:padding-top="0cm" fo:padding-bottom="0cm" fo:border-left="0.25pt solid #000000" fo:border-right="none" fo:border-top="0.25pt solid #000000" fo:border-bottom="0.25pt solid #000000" style:writing-mode="lr-tb"/>
    </style:style>
    <style:style style:name="Table1.B1" style:family="table-cell">
      <style:table-cell-properties style:vertical-align="middle" fo:padding-left="0.191cm" fo:padding-right="0.191cm" fo:padding-top="0cm" fo:padding-bottom="0cm" fo:border="0.25pt solid #000000" style:writing-mode="lr-tb"/>
    </style:style>
    <style:style style:name="Table1.3" style:family="table-row">
      <style:table-row-properties style:min-row-height="0.564cm" fo:keep-together="auto"/>
    </style:style>
    <style:style style:name="P1" style:family="paragraph" style:parent-style-name="Affiliation">
      <style:text-properties style:font-name-asian="MS Mincho"/>
    </style:style>
    <style:style style:name="P2" style:family="paragraph" style:parent-style-name="Affiliation">
      <style:text-properties officeooo:rsid="001462d1" officeooo:paragraph-rsid="001462d1"/>
    </style:style>
    <style:style style:name="P3" style:family="paragraph" style:parent-style-name="Heading_20_5">
      <style:text-properties style:font-name-asian="MS Mincho"/>
    </style:style>
    <style:style style:name="P4" style:family="paragraph" style:parent-style-name="Text_20_body">
      <style:text-properties officeooo:rsid="001796a9" officeooo:paragraph-rsid="001796a9"/>
    </style:style>
    <style:style style:name="P5" style:family="paragraph" style:parent-style-name="Text_20_body">
      <style:text-properties officeooo:rsid="0017a35b" officeooo:paragraph-rsid="0017a35b"/>
    </style:style>
    <style:style style:name="P6" style:family="paragraph" style:parent-style-name="Text_20_body">
      <style:text-properties officeooo:rsid="001988b9" officeooo:paragraph-rsid="001988b9"/>
    </style:style>
    <style:style style:name="P7" style:family="paragraph" style:parent-style-name="Text_20_body">
      <style:text-properties officeooo:rsid="001b38d1" officeooo:paragraph-rsid="001b38d1"/>
    </style:style>
    <style:style style:name="P8" style:family="paragraph" style:parent-style-name="Text_20_body">
      <style:paragraph-properties fo:margin-left="0cm" fo:margin-right="0cm" fo:text-indent="0cm" style:auto-text-indent="false"/>
      <style:text-properties officeooo:paragraph-rsid="0017a35b"/>
    </style:style>
    <style:style style:name="P9" style:family="paragraph" style:parent-style-name="key_20_words">
      <style:text-properties style:font-name-asian="MS Mincho"/>
    </style:style>
    <style:style style:name="P10" style:family="paragraph" style:parent-style-name="Standard">
      <style:text-properties style:font-name-asian="MS Mincho"/>
    </style:style>
    <style:style style:name="P11" style:family="paragraph" style:parent-style-name="Standard">
      <style:paragraph-properties style:snap-to-layout-grid="false"/>
      <style:text-properties fo:font-size="8pt" style:font-size-asian="8pt" style:font-size-complex="8pt"/>
    </style:style>
    <style:style style:name="P12" style:family="paragraph" style:parent-style-name="Standard">
      <style:paragraph-properties fo:text-align="justify" style:justify-single-word="false"/>
    </style:style>
    <style:style style:name="P13" style:family="paragraph" style:parent-style-name="Text_20_body" style:list-style-name="L1">
      <style:text-properties officeooo:rsid="0017a35b" officeooo:paragraph-rsid="0017a35b"/>
    </style:style>
    <style:style style:name="P14" style:family="paragraph" style:parent-style-name="Text_20_body">
      <style:text-properties officeooo:rsid="001e5c82" officeooo:paragraph-rsid="001e5c82"/>
    </style:style>
    <style:style style:name="P15" style:family="paragraph" style:parent-style-name="Text_20_body" style:list-style-name="L3">
      <style:text-properties officeooo:rsid="001fcd23" officeooo:paragraph-rsid="001fcd23"/>
    </style:style>
    <style:style style:name="P16" style:family="paragraph" style:parent-style-name="Text_20_body">
      <style:text-properties officeooo:rsid="00216e06" officeooo:paragraph-rsid="00216e06"/>
    </style:style>
    <style:style style:name="P17" style:family="paragraph" style:parent-style-name="Text_20_body">
      <style:text-properties officeooo:rsid="0021a1b0" officeooo:paragraph-rsid="0021a1b0"/>
    </style:style>
    <style:style style:name="P18" style:family="paragraph" style:parent-style-name="Heading_20_2">
      <style:text-properties officeooo:rsid="0017a35b" officeooo:paragraph-rsid="0017a35b"/>
    </style:style>
    <style:style style:name="P19" style:family="paragraph" style:parent-style-name="Heading_20_2">
      <style:text-properties officeooo:rsid="001b38d1" officeooo:paragraph-rsid="001b38d1"/>
    </style:style>
    <style:style style:name="P20" style:family="paragraph" style:parent-style-name="Heading_20_2">
      <style:text-properties officeooo:rsid="00216e06" officeooo:paragraph-rsid="00216e06"/>
    </style:style>
    <style:style style:name="P21" style:family="paragraph" style:parent-style-name="Heading_20_1">
      <style:text-properties officeooo:rsid="0017a35b" officeooo:paragraph-rsid="0017a35b"/>
    </style:style>
    <style:style style:name="P22" style:family="paragraph" style:parent-style-name="Heading_20_1">
      <style:text-properties officeooo:rsid="0015f2aa" officeooo:paragraph-rsid="0015f2aa"/>
    </style:style>
    <style:style style:name="P23" style:family="paragraph" style:parent-style-name="Heading_20_1" style:list-style-name="WW8Num5">
      <style:text-properties officeooo:rsid="0015f2aa" officeooo:paragraph-rsid="0015f2aa"/>
    </style:style>
    <style:style style:name="P24" style:family="paragraph" style:parent-style-name="Heading_20_4">
      <style:text-properties fo:font-style="normal" style:font-style-asian="normal"/>
    </style:style>
    <style:style style:name="P25" style:family="paragraph" style:parent-style-name="Author">
      <style:text-properties officeooo:rsid="001462d1" style:font-name-asian="MS Mincho"/>
    </style:style>
    <style:style style:name="P26" style:family="paragraph" style:parent-style-name="bullet_20_list">
      <style:paragraph-properties fo:margin-left="0.508cm" fo:margin-right="0cm" fo:text-indent="0cm" style:auto-text-indent="false"/>
      <style:text-properties officeooo:rsid="00221169" officeooo:paragraph-rsid="00221169"/>
    </style:style>
    <style:style style:name="P27" style:family="paragraph" style:parent-style-name="bullet_20_list">
      <style:paragraph-properties fo:margin-left="0cm" fo:margin-right="0cm" fo:text-indent="0cm" style:auto-text-indent="false"/>
      <style:text-properties officeooo:paragraph-rsid="002407cb"/>
    </style:style>
    <style:style style:name="P28" style:family="paragraph" style:parent-style-name="bullet_20_list">
      <style:paragraph-properties fo:margin-left="0cm" fo:margin-right="0cm" fo:text-indent="0cm" style:auto-text-indent="false"/>
      <style:text-properties officeooo:paragraph-rsid="00250524"/>
    </style:style>
    <style:style style:name="P29" style:family="paragraph" style:parent-style-name="paper_20_title" style:master-page-name="Standard">
      <style:paragraph-properties style:page-number="auto"/>
      <style:text-properties officeooo:rsid="001462d1" officeooo:paragraph-rsid="001462d1" style:font-name-asian="MS Mincho"/>
    </style:style>
    <style:style style:name="P30" style:family="paragraph" style:parent-style-name="references">
      <style:text-properties style:font-name-asian="MS Mincho"/>
    </style:style>
    <style:style style:name="T1" style:family="text">
      <style:text-properties style:font-name-asian="MS Mincho"/>
    </style:style>
    <style:style style:name="T2" style:family="text">
      <style:text-properties fo:font-style="italic" style:font-style-asian="italic" style:font-style-complex="italic"/>
    </style:style>
    <style:style style:name="T3" style:family="text">
      <style:text-properties fo:font-style="italic" style:font-name-asian="MS Mincho" style:font-style-asian="italic"/>
    </style:style>
    <style:style style:name="T4" style:family="text">
      <style:text-properties fo:font-style="italic" style:font-name-asian="MS Mincho" style:font-style-asian="italic" style:font-style-complex="italic"/>
    </style:style>
    <style:style style:name="T5" style:family="text">
      <style:text-properties style:font-name-asian="Times New Roman"/>
    </style:style>
    <style:style style:name="T6" style:family="text">
      <style:text-properties style:font-name="Times New Roman" fo:font-style="italic" style:font-style-asian="italic" style:font-name-complex="Times New Roman"/>
    </style:style>
    <style:style style:name="T7" style:family="text">
      <style:text-properties style:font-name="Symbol" fo:font-style="italic" style:font-style-asian="italic" style:font-name-complex="Symbol" style:font-style-complex="italic"/>
    </style:style>
    <style:style style:name="T8" style:family="text">
      <style:text-properties style:text-position="sub 58%"/>
    </style:style>
    <style:style style:name="T9" style:family="text">
      <style:text-properties fo:font-style="normal" style:font-style-asian="normal"/>
    </style:style>
    <style:style style:name="T10" style:family="text">
      <style:text-properties style:text-position="super 58%"/>
    </style:style>
    <style:style style:name="T11" style:family="text">
      <style:text-properties fo:font-variant="normal" fo:text-transform="none" fo:font-style="italic" style:font-name-asian="MS Mincho" style:font-style-asian="italic" style:font-style-complex="italic"/>
    </style:style>
    <style:style style:name="T12" style:family="text">
      <style:text-properties officeooo:rsid="001462d1"/>
    </style:style>
    <style:style style:name="T13" style:family="text">
      <style:text-properties officeooo:rsid="001988b9"/>
    </style:style>
    <style:style style:name="T14" style:family="text">
      <style:text-properties officeooo:rsid="001b38d1"/>
    </style:style>
    <style:style style:name="T15" style:family="text">
      <style:text-properties officeooo:rsid="001fcd23"/>
    </style:style>
    <style:style style:name="T16" style:family="text">
      <style:text-properties officeooo:rsid="00221169"/>
    </style:style>
    <style:style style:name="T17" style:family="text">
      <style:text-properties officeooo:rsid="002407cb"/>
    </style:style>
    <style:style style:name="T18" style:family="text">
      <style:text-properties officeooo:rsid="00250524"/>
    </style:style>
    <style:style style:name="T19" style:family="text">
      <style:text-properties officeooo:rsid="0025eb1a"/>
    </style:style>
    <style:style style:name="fr1" style:family="graphic" style:parent-style-name="Frame">
      <style:graphic-properties style:wrap="dynamic" style:number-wrapped-paragraphs="1" style:vertical-pos="from-top" style:vertical-rel="page" style:horizontal-pos="from-left" style:horizontal-rel="paragraph" fo:background-color="#ffffff" style:background-transparency="100%" style:writing-mode="lr-tb" draw:wrap-influence-on-position="once-successive">
        <style:background-image/>
      </style:graphic-properties>
    </style:style>
    <style:style style:name="fr2" style:family="graphic" style:parent-style-name="Frame">
      <style:graphic-properties fo:margin-left="0.319cm" fo:margin-right="0.319cm" style:run-through="background" style:wrap="parallel"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74pt solid #000000">
        <style:background-image/>
      </style:graphic-properties>
    </style:style>
    <style:style style:name="Sect1" style:family="section">
      <style:section-properties style:writing-mode="lr-tb" style:editable="false">
        <style:columns fo:column-count="2">
          <style:column style:rel-width="5220*" fo:start-indent="0cm" fo:end-indent="0.635cm"/>
          <style:column style:rel-width="5220*" fo:start-indent="0.635cm" fo:end-indent="0cm"/>
        </style:columns>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style:writing-mode="lr-tb" style:editable="false">
        <style:columns fo:column-count="2" fo:column-gap="0.635cm">
          <style:column style:rel-width="32767*" fo:start-indent="0cm" fo:end-indent="0.318cm"/>
          <style:column style:rel-width="32768*" fo:start-indent="0.318cm" fo:end-indent="0cm"/>
        </style:columns>
      </style:section-properties>
    </style:style>
    <style:style style:name="Sect4" style:family="section">
      <style:section-properties text:dont-balance-text-columns="true" style:writing-mode="lr-tb"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10.158cm" svg:y="22.565cm" draw:z-index="1">
        <draw:text-box fo:min-height="0.058cm" fo:min-width="0.041cm">
          <text:p text:style-name="sponsors"/>
        </draw:text-box>
      </draw:frame>
      <text:p text:style-name="P29">Smart Grid</text:p>
      <text:p text:style-name="P10"/>
      <text:section text:style-name="Sect1" text:name="Section1">
        <text:p text:style-name="P25">Julien Popa-Liesz</text:p>
        <text:p text:style-name="P2">Dylan Rush</text:p>
        <text:p text:style-name="P1"/>
      </text:section>
      <text:section text:style-name="Sect2" text:name="Section2">
        <text:p text:style-name="P1"/>
        <text:p text:style-name="P10"/>
      </text:section>
      <text:section text:style-name="Sect3" text:name="Section3">
        <text:p text:style-name="Abstract"><text:span text:style-name="T4">Abstract</text:span><text:span text:style-name="T1">—</text:span>The Smart Grid, regarded as the next generation power grid, uses two-way flows of electricity and information to create a widely distributed automated energy delivery network. In this <text:span text:style-name="T12">paper</text:span> we <text:span text:style-name="T12">will</text:span> survey the literature for the Smart Grid. We explore <text:span text:style-name="T12">the benefits of</text:span> <text:span text:style-name="T12">the Smart infrastructure System in particular for information metering, monitoring and management, electricity generation, delivery and consumption. <text:s/>We will also explore the wireless communication technologies used to manage the Smart Grid infrastructure.</text:span></text:p>
        <text:p text:style-name="P9"/>
        <text:list xml:id="list40941595502464922" text:style-name="WW8Num5">
          <text:list-item>
            <text:h text:style-name="Heading_20_1" text:outline-level="1"><text:span text:style-name="T5"><text:s/></text:span>Introduction</text:h>
          </text:list-item>
        </text:list>
        <text:p text:style-name="P4">The current infrastructure of the electrical grind currently is not scalable due to several reasons. The existing grid consists of three parts; The generation, transmission and distribution each of these are becoming inadequate with todays increasing demand. The smart grind provides a possible solution to the problems of the existing grid system. The smart infrastructure system consists of three parts. Advanced information, <text:s/>electricity generation and <text:s/>advanced communication technologies. <text:s/>The use of wireless communication technologies provides a solution for remote management of the system in both the monitoring and communication in a wireless smart grid network. Problems arise with interoperability of wireless communications, the dynamics of the communication subsystems <text:s/>and the problems with existing protocols.</text:p>
        <text:list xml:id="list192624575301852" text:continue-numbering="true" text:style-name="WW8Num5">
          <text:list-item>
            <text:h text:style-name="P21" text:outline-level="1">Problems</text:h>
            <text:list>
              <text:list-item>
                <text:h text:style-name="P18" text:outline-level="2">Existing problems with current Electrical Grid</text:h>
              </text:list-item>
            </text:list>
          </text:list-item>
        </text:list>
        <text:p text:style-name="P5">The existing grid system is unreliable, inefficient, <text:s/>and is not scalable due to several characteristics of the system.</text:p>
        <text:list xml:id="list3846067125119044295" text:style-name="L1">
          <text:list-item>
            <text:p text:style-name="P13">Electromechanical </text:p>
          </text:list-item>
          <text:list-item>
            <text:p text:style-name="P13">One-way communication</text:p>
          </text:list-item>
          <text:list-item>
            <text:p text:style-name="P13">Few sensors</text:p>
          </text:list-item>
          <text:list-item>
            <text:p text:style-name="P13">Centralized Generation</text:p>
          </text:list-item>
          <text:list-item>
            <text:p text:style-name="P13">Manual Monitoring</text:p>
          </text:list-item>
          <text:list-item>
            <text:p text:style-name="P13">Manual Restoring</text:p>
          </text:list-item>
          <text:list-item>
            <text:p text:style-name="P13">Susceptible to failures and blackouts</text:p>
          </text:list-item>
          <text:list-item>
            <text:p text:style-name="P13">Limited control</text:p>
          </text:list-item>
          <text:list-item>
            <text:p text:style-name="P13">Fewer customers </text:p>
          </text:list-item>
        </text:list>
        <text:p text:style-name="P5">The current grid system utilizes Electromechanical switching to tunnel information and is analogous to a circuit switching network in communication. This design doesn't allow for management of numerous asynchronous power distribution and monitoring <text:span text:style-name="T13">which </text:span>result<text:span text:style-name="T13">s</text:span> in a one-way communication model. Each one one-way communication path requires <text:span text:style-name="T13">a dedicated</text:span> centralized generation <text:span text:style-name="T13">station for transmissions of power. Due to these limitations, the system must be managed and restored manually. Manual management of an increasing <text:s/>large grid system limits control and is very sensitive to failures and blackouts. </text:span></text:p>
        <text:p text:style-name="P8"/>
        <text:list xml:id="list192624510316700" text:continue-list="list192624575301852" text:style-name="WW8Num5">
          <text:list-item>
            <text:h text:style-name="P22" text:outline-level="1">Requirements for a solution</text:h>
            <text:list>
              <text:list-item>
                <text:h text:style-name="Heading_20_2" text:outline-level="2">S<text:span text:style-name="T13">mart Grid solution</text:span></text:h>
              </text:list-item>
            </text:list>
          </text:list-item>
        </text:list>
        <text:p text:style-name="P6">The goals of a the smart grid initiative is to provide a solution for the generation, transmission and distribution weaknesses in the currently used system. The smart grid alternative provides a digital distribution network with allows for a two-way communication model. This allows for distributed generation of power between many smart grid networks. The smart grid will support many sensors to be used for better management of the grid system. Thus the smart grid systems can be automated, self-healing and adaptive to failures and blackouts. Ultimately allowing the system to be pervasively controlled within <text:span text:style-name="T14">a </text:span>large scale <text:span text:style-name="T14">while maintaining fine control. Customers using the smart grid system can now have control of their own electrical grid as a subsystem in accordance to the large scale system. With the use of renewable energy generations such as, solar, wind and chemical the use of smart grid systems will be able to efficiently make use of excess energy generated by reuseable energy sources</text:span></text:p>
        <text:list xml:id="list192623314416879" text:continue-numbering="true" text:style-name="WW8Num5">
          <text:list-item>
            <text:list>
              <text:list-item>
                <text:h text:style-name="P19" text:outline-level="2">Wireless communication of the smart grid</text:h>
              </text:list-item>
            </text:list>
          </text:list-item>
        </text:list>
        <text:p text:style-name="P7">Wireless Sensor networks are low cost, provide feasible and cost effective sensing and communication platform for system monitoring. The use of micro grid communication creates <text:s/>mesh networks to communicate, transmit information or power other smart grids. This allows for a smartly distributed renewable generations at the user level to be able to be transmit excess energy to either the main grid or within its own network to users nearby. Wireless meshed networks allows for smart energy subsystems to efficiently generate, deliver and consume power. The smart information can be easily monitored with more accurate metering. The smart communication system is responsible for communication connectivity and transmission among other systems, devices and applications in the context of <text:s/>the smart grid.</text:p>
        <text:p text:style-name="Text_20_body"/>
        <text:p text:style-name="Text_20_body"/>
        <text:list xml:id="list192623816984148" text:continue-numbering="true" text:style-name="WW8Num5">
          <text:list-item>
            <text:h text:style-name="P23" text:outline-level="1"><text:soft-page-break/>Design for Solution </text:h>
          </text:list-item>
        </text:list>
        <text:p text:style-name="P14">The intention of the Smart Grid SG is to create a solution to <text:s/><text:span text:style-name="T15">the already exsisiting system. The SG offers a solution to the already exsisting system.</text:span></text:p>
        <text:list xml:id="list3020375908258276729" text:style-name="L3">
          <text:list-item>
            <text:p text:style-name="P15">Digital </text:p>
          </text:list-item>
          <text:list-item>
            <text:p text:style-name="P15">Two-Way communications</text:p>
          </text:list-item>
          <text:list-item>
            <text:p text:style-name="P15">Distributed Generation</text:p>
          </text:list-item>
          <text:list-item>
            <text:p text:style-name="P15">Many sensors</text:p>
          </text:list-item>
          <text:list-item>
            <text:p text:style-name="P15">Automated</text:p>
          </text:list-item>
          <text:list-item>
            <text:p text:style-name="P15">Self healing</text:p>
          </text:list-item>
          <text:list-item>
            <text:p text:style-name="P15">Adaptive and islanding</text:p>
          </text:list-item>
          <text:list-item>
            <text:p text:style-name="P15">Pervasive Control</text:p>
          </text:list-item>
          <text:list-item>
            <text:p text:style-name="P15">many customer choices</text:p>
          </text:list-item>
        </text:list>
        <text:p text:style-name="Text_20_body"/>
        <text:p text:style-name="P16">Returning back to the orginal three catigories </text:p>
        <text:list xml:id="list192624329045444" text:continue-list="list192623816984148" text:style-name="WW8Num5">
          <text:list-item>
            <text:list>
              <text:list-item>
                <text:h text:style-name="P20" text:outline-level="2">Smart Power Generation Grid</text:h>
              </text:list-item>
            </text:list>
          </text:list-item>
        </text:list>
        <text:p text:style-name="P17">With the introduction of a smart power generation, the use of renawable and zero emition soltutions become more of a viable solution with the introduction of two way power and information transmission is introduced. <text:span text:style-name="T17">This aolution of a Distributed Power generation provides the same if not more realability than that of the centeral generation of the exsisting system. </text:span></text:p>
        <text:p text:style-name="P17"/>
        <text:list xml:id="list192624274087558" text:continue-numbering="true" text:style-name="WW8Num5">
          <text:list-item>
            <text:list>
              <text:list-item>
                <text:h text:style-name="P20" text:outline-level="2">Smart Transmission Grid</text:h>
              </text:list-item>
            </text:list>
          </text:list-item>
        </text:list>
        <text:list xml:id="list4796713907415226561" text:style-name="WW8Num3">
          <text:list-header>
            <text:p text:style-name="P28"><text:span text:style-name="T16"><text:s text:c="3"/>Smart Transmission Grid STG rellys on the use of sensors and information transmision, adaptabilty and relabilitybeing the key drivers. The system is adatable and relable able to handle the demand of the current state and the unpredicable futurr. </text:span></text:p>
            <text:p text:style-name="P27"><text:s text:c="4"/><text:span text:style-name="T17">The system consists of smart controllers (SC) that handle the power and information distribution to the centeral control. The use of these SC enable the use of highly acuarte reading to help the system to adapt and change depending on the current demand. This also allows visualization of the current system to help decide faults or issues that would of otherwise gone undetected. </text:span></text:p>
            <text:p text:style-name="P27"><text:s text:c="4"/><text:span text:style-name="T18">The system would use the already exsisting transmision system that have already been deplyed with the current automated substation control. Since the technology of power transmission has not changed over the years measurement <text:s/>and control equipment have. The key characteristics being conversion to digital, automation, cordination and self healing alows the new system to be </text:span></text:p>
            <text:p text:style-name="P26"/>
          </text:list-header>
        </text:list>
        <text:list xml:id="list192624727990297" text:continue-list="list192624274087558" text:style-name="WW8Num5">
          <text:list-item>
            <text:list>
              <text:list-item>
                <text:h text:style-name="P20" text:outline-level="2">Smart Distribution Grid</text:h>
              </text:list-item>
            </text:list>
          </text:list-item>
        </text:list>
        <text:p text:style-name="Text_20_body"><text:span text:style-name="T19">The most important problem of the distribution problem is how to deliver the power to the end user were information was added to the electic power and the power is added were ever the information says its needed. This being for both AC and DC appliactions. The power is routed the same as packet of data, ie a footer and header is added and the power is contained in the payload, the more power erquired the larger the number of packets. This system will make in home power distribution possible.</text:span></text:p>
        <text:p text:style-name="Text_20_body">Number equations consecutively. Equation numbers, within parentheses, are to position flush right, as in (1), using a right tab stop. To make your equations more compact, you may use the solidus ( / ), the exp function, or appropriate exponents. Italicize Roman symbols for quantities and variables, but not Greek symbols. Use a long dash rather than a hyphen for a minus sign. Punctuate equations with commas or periods when they are part of a sentence, as in</text:p>
        <text:p text:style-name="equation"><text:span text:style-name="T1"><text:tab/></text:span><text:span text:style-name="T6">a</text:span><text:span text:style-name="T6">b</text:span><text:tab/><text:tab/><text:tab/><text:tab/><text:tab/></text:p>
        <text:p text:style-name="Text_20_body">Note that the equation is centered using a center tab stop. Be sure that the symbols in your equation have been defined before or immediately following the equation. Use “(1),” not “Eq. (1)” or “equation (1),” except at the beginning of a sentence: “Equation (1) is ...”</text:p>
        <text:list xml:id="list192624698259656" text:continue-numbering="true" text:style-name="WW8Num5">
          <text:list-item>
            <text:list>
              <text:list-item>
                <text:h text:style-name="Heading_20_2" text:outline-level="2">Some Common Mistakes</text:h>
              </text:list-item>
            </text:list>
          </text:list-item>
        </text:list>
        <text:list xml:id="list192623545292583" text:continue-list="list4796713907415226561" text:style-name="WW8Num3">
          <text:list-item>
            <text:p text:style-name="bullet_20_list">The word “data” is plural, not singular.</text:p>
          </text:list-item>
          <text:list-item>
            <text:p text:style-name="bullet_20_list">The subscript for the permeability of vacuum <text:span text:style-name="T7"></text:span><text:span text:style-name="T8">0</text:span>, and other common scientific constants, is zero with subscript formatting, not a lowercase letter “o.”</text:p>
          </text:list-item>
          <text:list-item>
            <text:p text:style-name="bullet_20_list">In American English, commas, semi-/colons, periods, question and exclamation marks are located within quotation marks only when a complete thought or name is cited, such as a title or full quotation. When quotation marks are used, instead of a bold or italic typeface, to highlight a word or phrase, punctuation should appear outside of the quotation marks. A parenthetical phrase or statement at the end of a sentence is punctuated outside of the closing parenthesis (like this). (A parenthetical sentence is punctuated within the parentheses.)</text:p>
          </text:list-item>
          <text:list-item>
            <text:p text:style-name="bullet_20_list">A graph within a graph is an “inset,” not an “insert.” The word alternatively is preferred to the word “alternately” (unless you really mean something that alternates).</text:p>
          </text:list-item>
          <text:list-item>
            <text:p text:style-name="bullet_20_list">Do not use the word “essentially” to mean “approximately” or “effectively.”</text:p>
          </text:list-item>
          <text:list-item>
            <text:p text:style-name="bullet_20_list">In your paper title, if the words “that uses” can accurately replace the word using, capitalize the “u”; if not, keep using lower-cased.</text:p>
          </text:list-item>
          <text:list-item>
            <text:p text:style-name="bullet_20_list">Be aware of the different meanings of the homophones “affect” and “effect,” “complement” and “compliment,” “discreet” and “discrete,” “principal” and “principle.”</text:p>
          </text:list-item>
          <text:list-item>
            <text:p text:style-name="bullet_20_list">Do not confuse “imply” and “infer.”</text:p>
          </text:list-item>
          <text:list-item>
            <text:p text:style-name="bullet_20_list"><text:soft-page-break/>The prefix “non” is not a word; it should be joined to the word it modifies, usually without a hyphen.</text:p>
          </text:list-item>
          <text:list-item>
            <text:p text:style-name="bullet_20_list">There is no period after the “et” in the Latin abbreviation “et al.”</text:p>
          </text:list-item>
          <text:list-item>
            <text:p text:style-name="bullet_20_list">The abbreviation “i.e.” means “that is,” and the abbreviation “e.g.” means “for example.”</text:p>
          </text:list-item>
        </text:list>
        <text:p text:style-name="Text_20_body">An excellent style manual for science writers is [7].</text:p>
        <text:list xml:id="list192624359240239" text:continue-list="list192624698259656" text:style-name="WW8Num5">
          <text:list-item>
            <text:h text:style-name="P22" text:outline-level="1">Critical Analysis</text:h>
          </text:list-item>
        </text:list>
        <text:p text:style-name="Text_20_body">After the text edit has been completed, the paper is ready for the template. Duplicate the template file by using the Save As command, and use the naming convention prescribed by your conference for the name of your paper. In this newly created file, highlight all of the contents and import your prepared text file. You are now ready to style your paper; use the scroll down window on the left of the MS Word Formatting toolbar.</text:p>
        <text:list xml:id="list192625035337675" text:continue-numbering="true" text:style-name="WW8Num5">
          <text:list-item>
            <text:list>
              <text:list-item>
                <text:h text:style-name="Heading_20_2" text:outline-level="2">Authors and Affiliations</text:h>
              </text:list-item>
            </text:list>
          </text:list-item>
        </text:list>
        <text:p text:style-name="Text_20_body">The template is designed so that author affiliations are not repeated each time for multiple authors of the same affiliation. Please keep your affiliations as succinct as possible (for example, do not differentiate among departments of the same organization). This template was designed for two affiliations.</text:p>
        <text:list xml:id="list192623965479602" text:continue-numbering="true" text:style-name="WW8Num5">
          <text:list-item>
            <text:list>
              <text:list-item>
                <text:list>
                  <text:list-item>
                    <text:h text:style-name="Heading_20_3" text:outline-level="3">For author/s of only one affiliation (Heading 3):<text:span text:style-name="T9"> To change the default, adjust the template as follows.</text:span></text:h>
                    <text:list>
                      <text:list-item>
                        <text:h text:style-name="Heading_20_4" text:outline-level="4">Selection (Heading 4):<text:span text:style-name="T9"> Highlight all author and affiliation lines.</text:span></text:h>
                      </text:list-item>
                      <text:list-item>
                        <text:h text:style-name="Heading_20_4" text:outline-level="4">Change number of columns: <text:span text:style-name="T9">Select the Columns icon from the MS Word Standard toolbar and then select “1 Column” from the selection palette.</text:span></text:h>
                      </text:list-item>
                      <text:list-item>
                        <text:h text:style-name="Heading_20_4" text:outline-level="4">Deletion: <text:span text:style-name="T9">Delete the author and affiliation lines for the second affiliation.</text:span></text:h>
                      </text:list-item>
                    </text:list>
                  </text:list-item>
                  <text:list-item>
                    <text:h text:style-name="Heading_20_3" text:outline-level="3">For author/s of more than two affiliations: <text:span text:style-name="T9">To change the default, adjust the template as follows.</text:span></text:h>
                    <text:list>
                      <text:list-item>
                        <text:h text:style-name="Heading_20_4" text:outline-level="4">Selection: <text:span text:style-name="T9">Highlight all author and affiliation lines.</text:span></text:h>
                      </text:list-item>
                      <text:list-item>
                        <text:h text:style-name="Heading_20_4" text:outline-level="4">Change number of columns: <text:span text:style-name="T9">Select the “Columns” icon from the MS Word Standard toolbar and then select “1 Column” from the selection palette.</text:span></text:h>
                      </text:list-item>
                      <text:list-item>
                        <text:h text:style-name="P24" text:outline-level="4">Highlight author and affiliation lines of affiliation 1 and copy this selection.</text:h>
                      </text:list-item>
                      <text:list-item>
                        <text:h text:style-name="Heading_20_4" text:outline-level="4">Formatting: <text:span text:style-name="T9">Insert one hard return immediately after the last character of the last affiliation line. Then paste down the copy of affiliation 1. Repeat as necessary for each additional affiliation.</text:span></text:h>
                      </text:list-item>
                      <text:list-item>
                        <text:h text:style-name="Heading_20_4" text:outline-level="4">Reassign number of columns: <text:span text:style-name="T9">Place your cursor to the right of the last character of the last affiliation line of an even numbered affiliation (e.g., if there are five affiliations, place your cursor at end of fourth affiliation). Drag the cursor up to highlight all of the above author and affiliation lines. Go to Column icon and select “2 Columns”. If you have an odd number of affiliations, the final affiliation will be centered on the page; all previous will be in two columns.</text:span></text:h>
                      </text:list-item>
                    </text:list>
                  </text:list-item>
                </text:list>
              </text:list-item>
              <text:list-item>
                <text:h text:style-name="Heading_20_2" text:outline-level="2">Identify the Headings</text:h>
              </text:list-item>
            </text:list>
          </text:list-item>
        </text:list>
        <text:p text:style-name="Text_20_body">Headings, or heads, are organizational devices that guide the reader through your paper. There are two types: component heads and text heads.</text:p>
        <text:p text:style-name="Text_20_body">Component heads identify the different components of your paper and are not topically subordinate to each other. Examples include ACKNOWLEDGMENTS and REFERENCES, and for these, the correct style to use is “Heading 5.” Use “figure caption” for your Figure captions, and “table head” for your table title. Run-in heads, such as “Abstract,” will require you to apply a style (in this case, italic) in addition to the style provided by the drop down menu to differentiate the head from the text.</text:p>
        <text:p text:style-name="Text_20_body">Text heads organize the topics on a relational, hierarchical basis. For example, the paper title is the primary text head because all subsequent material relates and elaborates on this one topic. If there are two or more sub-topics, the next level head (uppercase Roman numerals) should be used and, conversely, if there are not at least two sub-topics, then no subheads should be introduced. Styles named “Heading 1,” “Heading 2,” “Heading 3,” and “Heading 4” are prescribed.</text:p>
        <text:list xml:id="list192623472862727" text:continue-numbering="true" text:style-name="WW8Num5">
          <text:list-item>
            <text:list>
              <text:list-item>
                <text:h text:style-name="Heading_20_2" text:outline-level="2">Figures and Tables</text:h>
                <text:list>
                  <text:list-item>
                    <text:h text:style-name="Heading_20_3" text:outline-level="3">Positioning Figures and Tables: Place figures and tables at the top and bottom of columns. Avoid placing them in the middle of columns. Large figures and tables may span across both columns. Figure captions should be below the figures; table heads should appear above the tables. Insert figures and tables after they are cited in the text. Use the abbreviation “Fig. 1,” even at the beginning of a sentence.</text:h>
                  </text:list-item>
                </text:list>
              </text:list-item>
            </text:list>
          </text:list-item>
        </text:list>
        <text:list xml:id="list4352935083136595802" text:style-name="WW8Num8">
          <text:list-item>
            <text:p text:style-name="table_20_head">Table Styles</text:p>
          </text:list-item>
        </text:list>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table:number-rows-spanned="2" office:value-type="string">
                <text:p text:style-name="table_20_col_20_head">Table Head</text:p>
              </table:table-cell>
              <table:table-cell table:style-name="Table1.B1" table:number-columns-spanned="3" office:value-type="string">
                <text:p text:style-name="table_20_col_20_head">Table Column Head</text:p>
              </table:table-cell>
              <table:covered-table-cell/>
              <table:covered-table-cell/>
            </table:table-row>
            <table:table-row table:style-name="Table1.1">
              <table:covered-table-cell/>
              <table:table-cell table:style-name="Table1.A1" office:value-type="string">
                <text:p text:style-name="table_20_col_20_subhead">Table column subhead</text:p>
              </table:table-cell>
              <table:table-cell table:style-name="Table1.A1" office:value-type="string">
                <text:p text:style-name="table_20_col_20_subhead">Subhead</text:p>
              </table:table-cell>
              <table:table-cell table:style-name="Table1.B1" office:value-type="string">
                <text:p text:style-name="table_20_col_20_subhead">Subhead</text:p>
              </table:table-cell>
            </table:table-row>
          </table:table-header-rows>
          <table:table-row table:style-name="Table1.3">
            <table:table-cell table:style-name="Table1.A1" office:value-type="string">
              <text:p text:style-name="table_20_copy">copy</text:p>
            </table:table-cell>
            <table:table-cell table:style-name="Table1.A1" office:value-type="string">
              <text:p text:style-name="table_20_copy">More table copy<text:span text:style-name="T10">a</text:span></text:p>
            </table:table-cell>
            <table:table-cell table:style-name="Table1.A1" office:value-type="string">
              <text:p text:style-name="P11"/>
            </table:table-cell>
            <table:table-cell table:style-name="Table1.B1" office:value-type="string">
              <text:p text:style-name="P11"/>
            </table:table-cell>
          </table:table-row>
        </table:table>
        <text:list xml:id="list5035836223697893037" text:style-name="WW8Num9">
          <text:list-item>
            <text:p text:style-name="table_20_footnote">Sample of a Table footnote. <text:span text:style-name="T2">(Table footnote)</text:span></text:p>
          </text:list-item>
          <text:list-item>
            <text:p text:style-name="table_20_footnote"/>
          </text:list-item>
        </text:list>
        <text:list xml:id="list2579874774776450830" text:style-name="WW8Num7">
          <text:list-item>
            <text:p text:style-name="figure_20_caption"><text:span text:style-name="T1">Example of a figure caption. </text:span><text:span text:style-name="T4">(figure caption)</text:span></text:p>
          </text:list-item>
        </text:list>
        <text:p text:style-name="Text_20_body">Figure Labels: Use 8 point Times New Roman for Figure labels. Use words rather than symbols or abbreviations when writing Figure axis labels to avoid confusing the reader. As an example, write the quantity “Magnetization,” or “Magnetization, M,” not just “M.” If including units in the label, present them within parentheses. Do not label axes only with units. In the example, write “Magnetization (A/m)” or “Magnetization (A ( m(1),” not just “A/m.” Do not label axes with a ratio of quantities and units. For example, write “Temperature (K),” not “Temperature/K.”</text:p>
        <text:p text:style-name="Heading_20_5"><text:span text:style-name="T1">Acknowledgment </text:span><text:span text:style-name="T4">(</text:span><text:span text:style-name="T11">Heading 5</text:span><text:span text:style-name="T4">)</text:span></text:p>
        <text:p text:style-name="Text_20_body">The preferred spelling of the word “acknowledgment” in America is without an “e” after the “g.” Avoid the stilted expression “one of us (R. B. G.) thanks ...”. <text:s/>Instead, try “R. B. G. thanks...”. Put sponsor acknowledgments in the unnumbered footnote on the first page.</text:p>
        <text:p text:style-name="P10"/>
        <text:p text:style-name="P3"><text:soft-page-break/>References</text:p>
        <text:p text:style-name="Text_20_body">The template will number citations consecutively within brackets [1]. The sentence punctuation follows the bracket [2]. Refer simply to the reference number, as in [3]—do not use “Ref. [3]” or “reference [3]” except at the beginning of a sentence: “Reference [3] was the first ...”</text:p>
        <text:p text:style-name="Text_20_body">Number footnotes separately in superscripts. Place the actual footnote at the bottom of the column in which it was cited. Do not put footnotes in the reference list. Use letters for table footnotes.</text:p>
        <text:p text:style-name="Text_20_body">Unless there are six authors or more give all authors’ names; do not use “et al.”. Papers that have not been published, even if they have been submitted for publication, should be cited as “unpublished” [4]. Papers that have been accepted for publication should be cited as “in press” [5]. Capitalize only the first word in a paper title, except for proper nouns and element symbols.</text:p>
        <text:p text:style-name="Text_20_body">For papers published in translation journals, please give the English citation first, followed by the original foreign-language citation [6].</text:p>
        <text:p text:style-name="P10"/>
        <text:list xml:id="list8595027287331764037" text:style-name="WW8Num6">
          <text:list-item>
            <text:p text:style-name="references"><draw:frame draw:style-name="fr2" draw:name="Frame2" text:anchor-type="char" svg:x="-9.511cm" svg:y="5.948cm" svg:width="8.915cm" svg:height="3.2cm" draw:z-index="0"><draw:text-box><text:p text:style-name="Text_20_body">We suggest that you use a text box to insert a graphic (which is ideally a 300 dpi resolution TIFF or EPS file with all fonts embedded) because this method is somewhat more stable than directly inserting a picture.</text:p><text:p text:style-name="Text_20_body">To have non-visible rules on your frame, use the MSWord “Format” pull-down menu, select Text Box &gt; Colors and Lines to choose No Fill and No Line.</text:p></draw:text-box></draw:frame><text:span text:style-name="T1">G. Eason, B. Noble, and I.N. Sneddon, “On certain integrals of Lipschitz-Hankel type involving products of Bessel functions,” Phil. Trans. Roy. Soc. London, vol. A247, pp. 529-551, April 1955. (</text:span><text:span text:style-name="T3">references</text:span><text:span text:style-name="T1">)</text:span></text:p>
          </text:list-item>
          <text:list-item>
            <text:p text:style-name="P30">J. Clerk Maxwell, A Treatise on Electricity and Magnetism, 3rd ed., vol. 2. Oxford: Clarendon, 1892, pp.68-73.</text:p>
          </text:list-item>
          <text:list-item>
            <text:p text:style-name="P30">I.S. Jacobs and C.P. Bean, “Fine particles, thin films and exchange anisotropy,” in Magnetism, vol. III, G.T. Rado and H. Suhl, Eds. New York: Academic, 1963, pp. 271-350.</text:p>
          </text:list-item>
          <text:list-item>
            <text:p text:style-name="P30">K. Elissa, “Title of paper if known,” unpublished.</text:p>
          </text:list-item>
          <text:list-item>
            <text:p text:style-name="P30">R. Nicole, “Title of paper with only first word capitalized,” J. Name Stand. Abbrev., in press.</text:p>
          </text:list-item>
          <text:list-item>
            <text:p text:style-name="P30">Y. Yorozu, M. Hirano, K. Oka, and Y. Tagawa, “Electron spectroscopy studies on magneto-optical media and plastic substrate interface,” IEEE Transl. J. Magn. Japan, vol. 2, pp. 740-741, August 1987 [Digests 9th Annual Conf. Magnetics Japan, p. 301, 1982].</text:p>
          </text:list-item>
          <text:list-item>
            <text:p text:style-name="references">M. Young, The Technical Writer’s Handbook. Mill Valley, CA: University Science, 1989.</text:p>
          </text:list-item>
        </text:list>
      </text:section>
      <text:section text:style-name="Sect4" text:name="Section4">
        <text:p text:style-name="P1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MS Mincho" svg:font-family="'MS Mincho', 'ＭＳ 明朝'"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CA"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style:contextual-spacing="false" fo:line-height="95%" fo:text-align="justify" style:justify-single-word="false" fo:text-indent="0.508cm" style:auto-text-indent="false">
        <style:tab-stops>
          <style:tab-stop style:position="0.508cm"/>
        </style:tab-stops>
      </style:paragraph-properties>
      <style:text-properties fo:letter-spacing="-0.002cm" style:font-name-asian="MS Mincho" style:font-family-asian="'MS Mincho', 'ＭＳ 明朝'" style:font-family-generic-asian="modern"/>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5" style:class="text">
      <style:paragraph-properties fo:margin-left="0cm" fo:margin-right="0cm" fo:margin-top="0.282cm" fo:margin-bottom="0.141cm" style:contextual-spacing="false" fo:keep-together="always" fo:text-indent="0cm" style:auto-text-indent="false" fo:keep-with-next="always">
        <style:tab-stops>
          <style:tab-stop style:position="0.381cm"/>
        </style:tab-stops>
      </style:paragraph-properties>
      <style:text-properties fo:font-variant="small-caps" fo:language="en" fo:country="CA" style:font-name-asian="MS Mincho" style:font-family-asian="'MS Mincho', 'ＭＳ 明朝'" style:font-family-generic-asian="modern" style:language-asian="en" style:country-asian="CA"/>
    </style:style>
    <style:style style:name="Heading_20_2" style:display-name="Heading 2" style:family="paragraph" style:parent-style-name="Standard" style:next-style-name="Standard" style:default-outline-level="2" style:list-style-name="WW8Num5" style:class="text">
      <style:paragraph-properties fo:margin-left="0.508cm" fo:margin-right="0cm" fo:margin-top="0.212cm" fo:margin-bottom="0.106cm" style:contextual-spacing="false" fo:text-align="start" style:justify-single-word="false" fo:keep-together="always" fo:text-indent="-0.508cm" style:auto-text-indent="false" fo:keep-with-next="always">
        <style:tab-stops>
          <style:tab-stop style:position="0.508cm"/>
        </style:tab-stops>
      </style:paragraph-properties>
      <style:text-properties fo:language="en" fo:country="CA" fo:font-style="italic" style:font-name-asian="MS Mincho" style:font-family-asian="'MS Mincho', 'ＭＳ 明朝'" style:font-family-generic-asian="modern" style:language-asian="en" style:country-asian="CA" style:font-style-asian="italic" style:font-style-complex="italic"/>
    </style:style>
    <style:style style:name="Heading_20_3" style:display-name="Heading 3" style:family="paragraph" style:parent-style-name="Standard" style:next-style-name="Standard" style:default-outline-level="3" style:list-style-name="WW8Num5" style:class="text">
      <style:paragraph-properties fo:margin-left="0cm" fo:margin-right="0cm" fo:line-height="0.423cm" fo:text-align="justify" style:justify-single-word="false" fo:text-indent="0.508cm" style:auto-text-indent="false">
        <style:tab-stops>
          <style:tab-stop style:position="0.953cm"/>
        </style:tab-stops>
      </style:paragraph-properties>
      <style:text-properties fo:language="en" fo:country="CA" fo:font-style="italic" style:font-name-asian="MS Mincho" style:font-family-asian="'MS Mincho', 'ＭＳ 明朝'" style:font-family-generic-asian="modern" style:language-asian="en" style:country-asian="CA" style:font-style-asian="italic" style:font-style-complex="italic"/>
    </style:style>
    <style:style style:name="Heading_20_4" style:display-name="Heading 4" style:family="paragraph" style:parent-style-name="Standard" style:next-style-name="Standard" style:default-outline-level="4" style:list-style-name="WW8Num5" style:class="text">
      <style:paragraph-properties fo:margin-left="0cm" fo:margin-right="0cm" fo:margin-top="0.071cm" fo:margin-bottom="0.071cm" style:contextual-spacing="false" fo:text-align="justify" style:justify-single-word="false" fo:text-indent="0.889cm" style:auto-text-indent="false">
        <style:tab-stops>
          <style:tab-stop style:position="1.27cm"/>
          <style:tab-stop style:position="1.448cm"/>
        </style:tab-stops>
      </style:paragraph-properties>
      <style:text-properties fo:language="en" fo:country="CA" fo:font-style="italic" style:font-name-asian="MS Mincho" style:font-family-asian="'MS Mincho', 'ＭＳ 明朝'" style:font-family-generic-asian="modern" style:language-asian="en" style:country-asian="CA" style:font-style-asian="italic" style:font-style-complex="italic"/>
    </style:style>
    <style:style style:name="Heading_20_5" style:display-name="Heading 5" style:family="paragraph" style:parent-style-name="Standard" style:next-style-name="Standard" style:class="text">
      <style:paragraph-properties fo:margin-top="0.282cm" fo:margin-bottom="0.141cm" style:contextual-spacing="false">
        <style:tab-stops>
          <style:tab-stop style:position="0.635cm"/>
        </style:tab-stops>
      </style:paragraph-properties>
      <style:text-properties fo:font-variant="small-caps" fo:language="en" fo:country="CA" style:language-asian="en" style:country-asian="CA"/>
    </style:style>
    <style:style style:name="Abstract" style:family="paragraph">
      <style:paragraph-properties fo:margin-left="0cm" fo:margin-right="0cm" fo:margin-top="0cm" fo:margin-bottom="0.353cm" style:contextual-spacing="false" fo:text-align="justify" style:justify-single-word="false" fo:orphans="2" fo:widows="2" fo:text-indent="0.483cm" style:auto-text-indent="false"/>
      <style:text-properties style:use-window-font-color="true" style:font-name="Times New Roman" fo:font-family="'Times New Roman'" style:font-family-generic="roman" style:font-pitch="variable" fo:font-size="9pt" fo:language="en" fo:country="US" fo:font-weight="bold" style:font-name-asian="Times New Roman" style:font-family-asian="'Times New Roman'" style:font-family-generic-asian="roman" style:font-pitch-asian="variable" style:font-size-asian="9pt" style:font-weight-asian="bold" style:font-name-complex="Times New Roman" style:font-family-complex="'Times New Roman'" style:font-family-generic-complex="roman" style:font-pitch-complex="variable" style:font-size-complex="9pt" style:language-complex="ar" style:country-complex="SA" style:font-weight-complex="bold"/>
    </style:style>
    <style:style style:name="Affiliation" style:family="paragraph">
      <style:paragraph-properties fo:text-align="center" style:justify-single-word="false" fo:orphans="2" fo:widows="2"/>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Author" style:family="paragraph">
      <style:paragraph-properties fo:margin-top="0.635cm" fo:margin-bottom="0.071cm" style:contextual-spacing="false" fo:text-align="center" style:justify-single-word="false" fo:orphans="2" fo:widows="2"/>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language-asian="en" style:country-asian="CA" style:font-name-complex="Times New Roman" style:font-family-complex="'Times New Roman'" style:font-family-generic-complex="roman" style:font-pitch-complex="variable" style:font-size-complex="11pt" style:language-complex="ar" style:country-complex="SA"/>
    </style:style>
    <style:style style:name="bullet_20_list" style:display-name="bullet list" style:family="paragraph" style:parent-style-name="Text_20_body" style:list-style-name="WW8Num3">
      <style:paragraph-properties fo:margin-left="1.016cm" fo:margin-right="0cm" fo:text-indent="-0.508cm" style:auto-text-indent="false">
        <style:tab-stops>
          <style:tab-stop style:position="0.508cm"/>
        </style:tab-stops>
      </style:paragraph-properties>
    </style:style>
    <style:style style:name="equation" style:family="paragraph" style:parent-style-name="Standard">
      <style:paragraph-properties fo:margin-top="0.423cm" fo:margin-bottom="0.423cm" style:contextual-spacing="false" fo:line-height="90%">
        <style:tab-stops>
          <style:tab-stop style:position="4.445cm" style:type="center"/>
          <style:tab-stop style:position="8.89cm" style:type="right"/>
        </style:tab-stops>
      </style:paragraph-properties>
      <style:text-properties style:font-name="Symbol" fo:font-family="Symbol" style:font-family-generic="roman" style:font-pitch="variable" style:font-name-complex="Symbol" style:font-family-complex="Symbol" style:font-family-generic-complex="roman" style:font-pitch-complex="variable"/>
    </style:style>
    <style:style style:name="figure_20_caption" style:display-name="figure caption" style:family="paragraph" style:list-style-name="WW8Num7">
      <style:paragraph-properties fo:margin-left="0cm" fo:margin-right="0cm" fo:margin-top="0.141cm" fo:margin-bottom="0.353cm" style:contextual-spacing="false" fo:text-align="justify" style:justify-single-word="false" fo:orphans="2" fo:widows="2" fo:text-indent="0cm" style:auto-text-indent="false">
        <style:tab-stops>
          <style:tab-stop style:position="0.94cm"/>
        </style:tab-stops>
      </style:paragraph-properties>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en" style:country-asian="CA" style:font-name-complex="Times New Roman" style:font-family-complex="'Times New Roman'" style:font-family-generic-complex="roman" style:font-pitch-complex="variable" style:font-size-complex="8pt" style:language-complex="ar" style:country-complex="SA"/>
    </style:style>
    <style:style style:name="footnote" style:family="paragraph" style:list-style-name="WW8Num2">
      <style:paragraph-properties fo:margin-top="0cm" fo:margin-bottom="0.071cm" style:contextual-spacing="false" fo:orphans="2" fo:widows="2"/>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key_20_words" style:display-name="key words" style:family="paragraph">
      <style:paragraph-properties fo:margin-left="0cm" fo:margin-right="0cm" fo:margin-top="0cm" fo:margin-bottom="0.212cm" style:contextual-spacing="false" fo:text-align="justify" style:justify-single-word="false" fo:orphans="2" fo:widows="2" fo:text-indent="0.483cm" style:auto-text-indent="false"/>
      <style:text-properties style:use-window-font-color="true" style:font-name="Times New Roman" fo:font-family="'Times New Roman'" style:font-family-generic="roman" style:font-pitch="variable" fo:font-size="9pt" fo:language="en" fo:country="US" fo:font-style="italic" fo:font-weight="bold" style:font-name-asian="Times New Roman" style:font-family-asian="'Times New Roman'" style:font-family-generic-asian="roman" style:font-pitch-asian="variable" style:font-size-asian="9pt" style:language-asian="en" style:country-asian="CA" style:font-style-asian="italic" style:font-weight-asian="bold" style:font-name-complex="Times New Roman" style:font-family-complex="'Times New Roman'" style:font-family-generic-complex="roman" style:font-pitch-complex="variable" style:font-size-complex="9pt" style:language-complex="ar" style:country-complex="SA" style:font-style-complex="italic" style:font-weight-complex="bold"/>
    </style:style>
    <style:style style:name="paper_20_subtitle" style:display-name="paper subtitle" style:family="paragraph">
      <style:paragraph-properties fo:margin-top="0cm" fo:margin-bottom="0.212cm" style:contextual-spacing="false" fo:text-align="center" style:justify-single-word="false" fo:orphans="2" fo:widows="2"/>
      <style:text-properties style:use-window-font-color="true" style:font-name="Times New Roman" fo:font-family="'Times New Roman'" style:font-family-generic="roman" style:font-pitch="variable" fo:font-size="14pt" fo:language="en" fo:country="US" style:font-name-asian="Times New Roman" style:font-family-asian="'Times New Roman'" style:font-family-generic-asian="roman" style:font-pitch-asian="variable" style:font-size-asian="14pt" style:language-asian="en" style:country-asian="CA" style:font-name-complex="Times New Roman" style:font-family-complex="'Times New Roman'" style:font-family-generic-complex="roman" style:font-pitch-complex="variable" style:font-size-complex="14pt" style:language-complex="ar" style:country-complex="SA" style:font-weight-complex="bold"/>
    </style:style>
    <style:style style:name="paper_20_title" style:display-name="paper title" style:family="paragraph">
      <style:paragraph-properties fo:margin-top="0cm" fo:margin-bottom="0.212cm" style:contextual-spacing="false" fo:text-align="center" style:justify-single-word="false" fo:orphans="2" fo:widows="2"/>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language-asian="en" style:country-asian="CA" style:font-name-complex="Times New Roman" style:font-family-complex="'Times New Roman'" style:font-family-generic-complex="roman" style:font-pitch-complex="variable" style:font-size-complex="24pt" style:language-complex="ar" style:country-complex="SA" style:font-weight-complex="bold"/>
    </style:style>
    <style:style style:name="references" style:family="paragraph" style:list-style-name="WW8Num6">
      <style:paragraph-properties fo:margin-top="0cm" fo:margin-bottom="0.088cm" style:contextual-spacing="false" fo:line-height="0.318cm"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en" style:country-asian="CA" style:font-name-complex="Times New Roman" style:font-family-complex="'Times New Roman'" style:font-family-generic-complex="roman" style:font-pitch-complex="variable" style:font-size-complex="8pt" style:language-complex="ar" style:country-complex="SA"/>
    </style:style>
    <style:style style:name="sponsors" style:family="paragraph">
      <style:paragraph-properties fo:margin-left="0cm" fo:margin-right="0cm" fo:orphans="2" fo:widows="2" fo:text-indent="0.508cm" style:auto-text-indent="false" fo:padding-left="0cm" fo:padding-right="0cm" fo:padding-top="0.071cm" fo:padding-bottom="0cm" fo:border-left="none" fo:border-right="none" fo:border-top="0.51pt solid #000000" fo:border-bottom="none"/>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language-complex="ar" style:country-complex="SA"/>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en" style:country-asian="CA" style:font-name-complex="Times New Roman" style:font-family-complex="'Times New Roman'" style:font-family-generic-complex="roman" style:font-pitch-complex="variable" style:font-size-complex="8pt" style:language-complex="ar" style:country-complex="SA"/>
    </style:style>
    <style:style style:name="table_20_footnote" style:display-name="table footnote" style:family="paragraph" style:list-style-name="WW8Num9">
      <style:paragraph-properties fo:margin-left="0.635cm" fo:margin-right="0cm" fo:margin-top="0.106cm" fo:margin-bottom="0.053cm" style:contextual-spacing="false" fo:text-align="end" style:justify-single-word="false" fo:orphans="2" fo:widows="2" fo:text-indent="0cm" style:auto-text-indent="false">
        <style:tab-stops>
          <style:tab-stop style:position="0.051cm"/>
        </style:tab-stops>
      </style:paragraph-properties>
      <style:text-properties style:use-window-font-color="true" style:font-name="Times New Roman" fo:font-family="'Times New Roman'" style:font-family-generic="roman" style:font-pitch="variable" fo:font-size="6pt" fo:language="en" fo:country="US" style:font-name-asian="MS Mincho" style:font-family-asian="'MS Mincho', 'ＭＳ 明朝'" style:font-family-generic-asian="modern" style:font-size-asian="6pt" style:font-name-complex="Times New Roman" style:font-family-complex="'Times New Roman'" style:font-family-generic-complex="roman" style:font-pitch-complex="variable" style:font-size-complex="6pt" style:language-complex="ar" style:country-complex="SA"/>
    </style:style>
    <style:style style:name="table_20_head" style:display-name="table head" style:family="paragraph" style:list-style-name="WW8Num8">
      <style:paragraph-properties fo:margin-top="0.423cm" fo:margin-bottom="0.212cm" style:contextual-spacing="false" fo:line-height="90%" fo:text-align="center" style:justify-single-word="false" fo:orphans="2" fo:widows="2"/>
      <style:text-properties fo:font-variant="small-cap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language-asian="en" style:country-asian="CA" style:font-name-complex="Times New Roman" style:font-family-complex="'Times New Roman'" style:font-family-generic-complex="roman" style:font-pitch-complex="variable" style:font-size-complex="8pt" style:language-complex="ar" style:country-complex="SA"/>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font-style="normal" style:font-style-asian="normal" style:font-name-complex="Times New Roman" style:font-family-complex="'Times New Roman'" style:font-family-generic-complex="roman" style:font-pitch-complex="variable" style:font-style-complex="normal"/>
    </style:style>
    <style:style style:name="WW8Num1z1" style:family="text">
      <style:text-properties style:font-name-complex="Times New Roman" style:font-family-complex="'Times New Roman'" style:font-family-generic-complex="roman" style:font-pitch-complex="variable"/>
    </style:style>
    <style:style style:name="WW8Num2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2z1" style:family="text">
      <style:text-properties style:font-name-complex="Times New Roman" style:font-family-complex="'Times New Roman'" style:font-family-generic-complex="roman" style:font-pitch-complex="variabl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complex="Times New Roman" style:font-family-complex="'Times New Roman'" style:font-family-generic-complex="roman" style:font-pitch-complex="variable"/>
    </style:style>
    <style:style style:name="WW8Num5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5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5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5z4" style:family="text">
      <style:text-properties style:font-name-complex="Times New Roman" style:font-family-complex="'Times New Roman'" style:font-family-generic-complex="roman" style:font-pitch-complex="variable"/>
    </style:style>
    <style:style style:name="WW8Num6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7z0" style:family="text">
      <style:text-properties fo:color="#0000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7z1" style:family="text">
      <style:text-properties style:font-name-complex="Times New Roman" style:font-family-complex="'Times New Roman'" style:font-family-generic-complex="roman" style:font-pitch-complex="variable"/>
    </style:style>
    <style:style style:name="WW8Num8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9z0" style:family="text">
      <style:text-properties fo:font-variant="normal" fo:text-transform="none" fo:color="#000000" style:text-outline="false" style:text-line-through-style="none" style:text-line-through-type="none" style:text-position="super 58%" style:font-name="Times New Roman" fo:font-family="'Times New Roman'" style:font-family-generic="roman" style:font-pitch="variable" fo:font-size="8pt" fo:letter-spacing="normal" fo:font-style="normal" fo:text-shadow="none" fo:font-weight="normal" style:letter-kerning="tru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Heading_20_1_20_Char" style:display-name="Heading 1 Char" style:family="text">
      <style:text-properties fo:font-variant="small-caps" style:font-name="Times New Roman" fo:font-family="'Times New Roman'" style:font-family-generic="roman" style:font-pitch="variable" fo:language="en" fo:country="CA" style:font-name-asian="MS Mincho" style:font-family-asian="'MS Mincho', 'ＭＳ 明朝'" style:font-family-generic-asian="modern" style:language-asian="en" style:country-asian="CA" style:font-name-complex="Times New Roman" style:font-family-complex="'Times New Roman'" style:font-family-generic-complex="roman" style:font-pitch-complex="variable"/>
    </style:style>
    <style:style style:name="Heading_20_2_20_Char" style:display-name="Heading 2 Char" style:family="text">
      <style:text-properties style:font-name="Times New Roman" fo:font-family="'Times New Roman'" style:font-family-generic="roman" style:font-pitch="variable" fo:font-size="10pt" fo:language="en" fo:country="CA" fo:font-style="italic" style:font-name-asian="MS Mincho" style:font-family-asian="'MS Mincho', 'ＭＳ 明朝'" style:font-family-generic-asian="modern" style:font-size-asian="10pt" style:language-asian="en" style:country-asian="CA" style:font-style-asian="italic" style:font-name-complex="Times New Roman" style:font-family-complex="'Times New Roman'" style:font-family-generic-complex="roman" style:font-pitch-complex="variable" style:font-size-complex="10pt" style:font-style-complex="italic"/>
    </style:style>
    <style:style style:name="Heading_20_3_20_Char" style:display-name="Heading 3 Char" style:family="text">
      <style:text-properties style:font-name="Times New Roman" fo:font-family="'Times New Roman'" style:font-family-generic="roman" style:font-pitch="variable" fo:font-size="10pt" fo:language="en" fo:country="CA" fo:font-style="italic" style:font-name-asian="MS Mincho" style:font-family-asian="'MS Mincho', 'ＭＳ 明朝'" style:font-family-generic-asian="modern" style:font-size-asian="10pt" style:language-asian="en" style:country-asian="CA" style:font-style-asian="italic" style:font-name-complex="Times New Roman" style:font-family-complex="'Times New Roman'" style:font-family-generic-complex="roman" style:font-pitch-complex="variable" style:font-size-complex="10pt" style:font-style-complex="italic"/>
    </style:style>
    <style:style style:name="Heading_20_4_20_Char" style:display-name="Heading 4 Char" style:family="text">
      <style:text-properties style:font-name="Times New Roman" fo:font-family="'Times New Roman'" style:font-family-generic="roman" style:font-pitch="variable" fo:font-size="10pt" fo:language="en" fo:country="CA" fo:font-style="italic" style:font-name-asian="MS Mincho" style:font-family-asian="'MS Mincho', 'ＭＳ 明朝'" style:font-family-generic-asian="modern" style:font-size-asian="10pt" style:language-asian="en" style:country-asian="CA" style:font-style-asian="italic" style:font-name-complex="Times New Roman" style:font-family-complex="'Times New Roman'" style:font-family-generic-complex="roman" style:font-pitch-complex="variable" style:font-size-complex="10pt" style:font-style-complex="italic"/>
    </style:style>
    <style:style style:name="Heading_20_5_20_Char" style:display-name="Heading 5 Char" style:family="text">
      <style:text-properties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Body_20_Text_20_Char" style:display-name="Body Text Char" style:family="text">
      <style:text-properties style:font-name="Times New Roman" fo:font-family="'Times New Roman'" style:font-family-generic="roman" style:font-pitch="variable" fo:font-size="10pt" style:font-name-asian="MS Mincho" style:font-family-asian="'MS Mincho', 'ＭＳ 明朝'" style:font-family-generic-asian="modern" style:font-size-asian="10pt" style:font-name-complex="Times New Roman" style:font-family-complex="'Times New Roman'" style:font-family-generic-complex="roman" style:font-pitch-complex="variable" style:font-size-complex="10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5z0" style:num-suffix="."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WW8Num5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WW8Num5z1"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WW8Num5z3" style:num-suffix=")" style:num-format="a" style:num-letter-sync="true">
        <style:list-level-properties text:list-level-position-and-space-mode="label-alignment">
          <style:list-level-label-alignment text:label-followed-by="listtab" text:list-tab-stop-position="1.27cm" fo:text-indent="0.635cm"/>
        </style:list-level-properties>
      </text:outline-level-style>
      <text:outline-level-style text:level="5" text:style-name="WW8Num5z4" style:num-format="">
        <style:list-level-properties text:list-level-position-and-space-mode="label-alignment">
          <style:list-level-label-alignment text:label-followed-by="listtab" text:list-tab-stop-position="5.715cm" fo:margin-left="5.08cm"/>
        </style:list-level-properties>
      </text:outline-level-style>
      <text:outline-level-style text:level="6" text:style-name="WW8Num5z4" style:num-prefix="(" style:num-suffix=")" style:num-format="a" style:num-letter-sync="true">
        <style:list-level-properties text:list-level-position-and-space-mode="label-alignment">
          <style:list-level-label-alignment text:label-followed-by="listtab" text:list-tab-stop-position="6.985cm" fo:margin-left="6.35cm"/>
        </style:list-level-properties>
      </text:outline-level-style>
      <text:outline-level-style text:level="7" text:style-name="WW8Num5z4" style:num-prefix="(" style:num-suffix=")" style:num-format="i">
        <style:list-level-properties text:list-level-position-and-space-mode="label-alignment">
          <style:list-level-label-alignment text:label-followed-by="listtab" text:list-tab-stop-position="8.255cm" fo:margin-left="7.62cm"/>
        </style:list-level-properties>
      </text:outline-level-style>
      <text:outline-level-style text:level="8" text:style-name="WW8Num5z4" style:num-prefix="(" style:num-suffix=")" style:num-format="a" style:num-letter-sync="true">
        <style:list-level-properties text:list-level-position-and-space-mode="label-alignment">
          <style:list-level-label-alignment text:label-followed-by="listtab" text:list-tab-stop-position="9.525cm" fo:margin-left="8.89cm"/>
        </style:list-level-properties>
      </text:outline-level-style>
      <text:outline-level-style text:level="9" text:style-name="WW8Num5z4" style:num-prefix="(" style:num-suffix=")" style:num-format="i">
        <style:list-level-properties text:list-level-position-and-space-mode="label-alignment">
          <style:list-level-label-alignment text:label-followed-by="listtab" text:list-tab-stop-position="10.795cm" fo:margin-left="10.16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WW8Num5z1"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WW8Num5z3" style:num-suffix=")" style:num-format="a" style:num-letter-sync="true">
        <style:list-level-properties text:list-level-position-and-space-mode="label-alignment">
          <style:list-level-label-alignment text:label-followed-by="listtab" text:list-tab-stop-position="1.27cm" fo:text-indent="0.635cm"/>
        </style:list-level-properties>
      </text:list-level-style-number>
      <text:list-level-style-number text:level="5" text:style-name="WW8Num5z4"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WW8Num5z4"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text:style-name="WW8Num5z4"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text:style-name="WW8Num5z4"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text:style-name="WW8Num5z4"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1"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1"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1"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1"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1"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fo:text-align="end">
          <style:list-level-label-alignment text:label-followed-by="listtab" fo:text-indent="-0.635cm" fo:margin-left="1.321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fo:text-indent="-0.635cm" fo:margin-left="2.591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fo:text-indent="-0.318cm" fo:margin-left="3.861cm"/>
        </style:list-level-properties>
      </text:list-level-style-number>
      <text:list-level-style-number text:level="4" text:style-name="WW8Num9z3" style:num-suffix="." style:num-format="1">
        <style:list-level-properties text:list-level-position-and-space-mode="label-alignment">
          <style:list-level-label-alignment text:label-followed-by="listtab" fo:text-indent="-0.635cm" fo:margin-left="5.131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fo:text-indent="-0.635cm" fo:margin-left="6.401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fo:text-indent="-0.318cm" fo:margin-left="7.671cm"/>
        </style:list-level-properties>
      </text:list-level-style-number>
      <text:list-level-style-number text:level="7" text:style-name="WW8Num9z6" style:num-suffix="." style:num-format="1">
        <style:list-level-properties text:list-level-position-and-space-mode="label-alignment">
          <style:list-level-label-alignment text:label-followed-by="listtab" fo:text-indent="-0.635cm" fo:margin-left="8.941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fo:text-indent="-0.635cm" fo:margin-left="10.211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fo:text-indent="-0.318cm" fo:margin-left="11.4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05cm" fo:margin-bottom="4.293cm" fo:margin-left="1.295cm" fo:margin-right="1.295cm"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creation-date>2014-04-23T09:40:00</meta:creation-date>
    <dc:date>2016-01-31T19:26:23.151788733</dc:date>
    <meta:editing-cycles>9</meta:editing-cycles>
    <meta:editing-duration>P2171DT10H38M40S</meta:editing-duration>
    <meta:generator>LibreOffice/4.2.8.2$Linux_X86_64 LibreOffice_project/420m0$Build-2</meta:generator>
    <meta:document-statistic meta:table-count="1" meta:image-count="0" meta:object-count="0" meta:page-count="4" meta:paragraph-count="109" meta:word-count="2642" meta:character-count="16277" meta:non-whitespace-character-count="13804"/>
  </office:meta>
</office:document-meta>
</file>